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family="Purisa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4.17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1cm" svg:height="1.905cm" svg:x="9.89cm" svg:y="7.985cm">
          <text:p text:style-name="P1"><text:span text:style-name="T1">markerid</text:span>:</text:p>
          <text:p text:style-name="P1"><text:span text:style-name="T2">persona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1cm" svg:height="1.905cm" svg:x="9.89cm" svg:y="10.525cm">
          <text:p text:style-name="P1"><text:span text:style-name="T1">markerid</text:span>:</text:p>
          <text:p text:style-name="P1"><text:span text:style-name="T3">fu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81cm" svg:height="1.905cm" svg:x="9.89cm" svg:y="13.065cm">
          <text:p text:style-name="P1"><text:span text:style-name="T1">markerid</text:span>:</text:p>
          <text:p text:style-name="P1"><text:span text:style-name="T3">work</text:span></text:p>
          <draw:enhanced-geometry svg:viewBox="0 0 21600 21600" draw:type="rectangle" draw:enhanced-path="M 0 0 L 21600 0 21600 21600 0 21600 0 0 Z N"/>
        </draw:custom-shape>
        <draw:frame draw:style-name="gr3" xml:id="id1" draw:id="id1" draw:layer="layout" svg:width="8.761cm" svg:height="1.272cm" svg:x="4.418cm" svg:y="3.973cm">
          <draw:text-box>
            <text:p>activeMarker = markerid</text:p>
          </draw:text-box>
        </draw:frame>
        <draw:connector draw:style-name="gr4" draw:text-style-name="P1" draw:layer="layout" svg:x1="8.798cm" svg:y1="5.245cm" svg:x2="9.89cm" svg:y2="8.937cm" draw:start-shape="id1" draw:start-glue-point="2" draw:end-shape="id2" draw:end-glue-point="3" svg:d="m8798 5245v3692h1092">
          <text:p/>
        </draw:connector>
        <draw:connector draw:style-name="gr4" draw:text-style-name="P1" draw:layer="layout" svg:x1="8.798cm" svg:y1="5.245cm" svg:x2="9.89cm" svg:y2="11.477cm" draw:start-shape="id1" draw:start-glue-point="2" draw:end-shape="id3" draw:end-glue-point="3" svg:d="m8798 5245v6232h1092">
          <text:p/>
        </draw:connector>
        <draw:connector draw:style-name="gr4" draw:text-style-name="P1" draw:layer="layout" svg:x1="8.798cm" svg:y1="5.245cm" svg:x2="9.89cm" svg:y2="14.017cm" draw:start-shape="id1" draw:start-glue-point="2" draw:end-shape="id4" draw:end-glue-point="3" svg:d="m8798 5245v8772h1092">
          <text:p/>
        </draw:connector>
        <draw:frame draw:style-name="gr5" draw:layer="layout" svg:width="3.914cm" svg:height="1.272cm" svg:x="4.175cm" svg:y="6.715cm">
          <draw:text-box>
            <text:p>onClicked</text:p>
          </draw:text-box>
        </draw:frame>
        <draw:frame draw:style-name="gr3" draw:text-style-name="P2" draw:layer="layout" svg:width="4.456cm" svg:height="1.272cm" svg:x="7.077cm" svg:y="1cm">
          <draw:text-box>
            <text:p text:style-name="P2"><text:span text:style-name="T4">MarkerPanel</text:span></text:p>
          </draw:text-box>
        </draw:frame>
        <draw:line draw:style-name="gr6" draw:text-style-name="P1" draw:layer="layout" svg:x1="8.785cm" svg:y1="14.013cm" svg:x2="8.785cm" svg:y2="4.844cm">
          <text:p/>
        </draw:line>
        <draw:line draw:style-name="gr6" draw:text-style-name="P1" draw:layer="layout" svg:x1="8.62cm" svg:y1="1.735cm" svg:x2="8.62cm" svg:y2="2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Purisa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7T16:21:38</meta:creation-date>
    <dc:date>2011-11-08T17:45:36</dc:date>
    <meta:editing-duration>PT7M24S</meta:editing-duration>
    <meta:editing-cycles>2</meta:editing-cycles>
    <meta:generator>LibreOffice/3.3$Linux LibreOffice_project/330m19$Build-401</meta:generator>
    <meta:document-statistic meta:object-count="12"/>
  </office:meta>
</office:document-meta>
</file>